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i>T</mi>
              <mtext>R</mtext>
            </msub>
            <mrow>
              <mi/>
              <mo stretchy="false">=</mo>
              <mi/>
            </mrow>
            <mfrac>
              <mn>1</mn>
              <mn>2</mn>
            </mfrac>
            <mrow>
              <munderover>
                <mo stretchy="false">∑</mo>
                <mrow>
                  <mi>l</mi>
                  <mi>,</mi>
                  <mrow>
                    <mi>m</mi>
                    <mo stretchy="false">=</mo>
                    <mn>1</mn>
                  </mrow>
                </mrow>
                <mn>3</mn>
              </munderover>
              <msub>
                <mi>J</mi>
                <mrow>
                  <mi>l</mi>
                  <mi>m</mi>
                </mrow>
              </msub>
            </mrow>
            <msub>
              <mo stretchy="false">ω</mo>
              <mi>l</mi>
            </msub>
            <msub>
              <mo stretchy="false">ω</mo>
              <mi>m</mi>
            </msub>
            <mi/>
            <mi>;</mi>
            <mi/>
            <mstyle mathvariant="bold">
              <mrow>
                <mo stretchy="false">ω</mo>
              </mrow>
            </mstyle>
            <mrow>
              <mi/>
              <mo stretchy="false">=</mo>
              <mi/>
            </mrow>
            <mrow>
              <mo stretchy="false">(</mo>
              <mrow>
                <msub>
                  <mo stretchy="false">ω</mo>
                  <mn>1,</mn>
                </msub>
                <msub>
                  <mo stretchy="false">ω</mo>
                  <mn>2,</mn>
                </msub>
                <msub>
                  <mo stretchy="false">ω</mo>
                  <mn>3</mn>
                </msub>
              </mrow>
              <mo stretchy="false">)</mo>
            </mrow>
          </mrow>
        </mtd>
      </mtr>
      <mtr>
        <mtd>
          <mrow>
            <mfrac>
              <mrow>
                <mo stretchy="false">∂</mo>
                <msub>
                  <mi>T</mi>
                  <mtext>R</mtext>
                </msub>
              </mrow>
              <mrow>
                <mo stretchy="false">∂</mo>
                <msub>
                  <mo stretchy="false">ω</mo>
                  <mn>1</mn>
                </msub>
              </mrow>
            </mfrac>
            <msub>
              <mo stretchy="false">ω</mo>
              <mn>1</mn>
            </msub>
            <mrow>
              <mi/>
              <mo stretchy="false">+</mo>
              <mi/>
            </mrow>
            <mfrac>
              <mrow>
                <mo stretchy="false">∂</mo>
                <msub>
                  <mi>T</mi>
                  <mtext>R</mtext>
                </msub>
              </mrow>
              <mrow>
                <mo stretchy="false">∂</mo>
                <msub>
                  <mo stretchy="false">ω</mo>
                  <mn>2</mn>
                </msub>
              </mrow>
            </mfrac>
            <msub>
              <mo stretchy="false">ω</mo>
              <mn>2</mn>
            </msub>
            <mrow>
              <mi/>
              <mo stretchy="false">+</mo>
              <mi/>
            </mrow>
            <mfrac>
              <mrow>
                <mo stretchy="false">∂</mo>
                <msub>
                  <mi>T</mi>
                  <mtext>R</mtext>
                </msub>
              </mrow>
              <mrow>
                <mo stretchy="false">∂</mo>
                <msub>
                  <mo stretchy="false">ω</mo>
                  <mn>3</mn>
                </msub>
              </mrow>
            </mfrac>
            <msub>
              <mo stretchy="false">ω</mo>
              <mn>3</mn>
            </msub>
            <mrow>
              <mi/>
              <mo stretchy="false">=</mo>
              <mi/>
            </mrow>
            <mn>2</mn>
            <msub>
              <mi>T</mi>
              <mtext>R</mtext>
            </msub>
          </mrow>
        </mtd>
      </mtr>
    </mtable>
    <annotation encoding="StarMath 5.0">T_"R" `=` 1 over 2 sum from {l,m=1} to 3 J_{l m} %iomega_l %iomega_m `;~ bold %iomega `=` (%iomega_1,%iomega_2,%iomega_3) newline
{partial T_"R"} over {partial %iomega_1} %iomega_1 `+` {partial T_"R"} over {partial %iomega_2} %iomega_2 `+` {partial T_"R"} over {partial %iomega_3} %iomega_3 `=` 2 T_"R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2:49:14.523000000</meta:creation-date>
    <meta:generator>LibreOffice/4.1.4.2$Windows_x86 LibreOffice_project/0a0440ccc0227ad9829de5f46be37cfb6edcf72</meta:generator>
  </office:meta>
</office:document-meta>
</file>